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03000001D5E59076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00000000303000001D5E59076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2-08T15:57:13</meta:creation-date>
    <dc:date>2013-02-08T16:06:07</dc:date>
    <dc:creator>Jefferson Gomes</dc:creator>
    <meta:editing-duration>P0D</meta:editing-duration>
    <meta:editing-cycles>2</meta:editing-cycles>
    <meta:generator>LibreOffice/3.5$Linux_X86_64 LibreOffice_project/350m1$Build-2</meta:generator>
    <meta:document-statistic meta:object-count="24"/>
  </office:meta>
</office:document-meta>
</file>